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draw:stroke-dash="Long_20_Dash_20_Dot_20_3" svg:stroke-width="0.08cm" svg:stroke-color="#55308d" draw:marker-start="" draw:marker-end="" draw:stroke-linejoin="round" svg:stroke-linecap="butt" draw:textarea-horizontal-align="center" draw:textarea-vertical-align="middle" fo:padding-top="0.165cm" fo:padding-bottom="0.165cm" fo:padding-left="0.29cm" fo:padding-right="0.29cm" loext:decorative="false"/>
    </style:style>
    <style:style style:name="gr2" style:family="graphic" style:parent-style-name="standard">
      <style:graphic-properties draw:stroke="solid" draw:stroke-dash="Long_20_Dash_20_Dot_20_3" svg:stroke-width="0.081cm" svg:stroke-color="#ffbf00" draw:marker-start="" draw:marker-start-width="0.201cm" draw:marker-end="" draw:marker-end-width="0.201cm" draw:stroke-linejoin="round" svg:stroke-linecap="butt" draw:fill="gradient" draw:fill-color="#ffbf00" draw:fill-gradient-name="Gradient_20_13" draw:textarea-horizontal-align="center" draw:textarea-vertical-align="middle" fo:padding-top="0.165cm" fo:padding-bottom="0.165cm" fo:padding-left="0.29cm" fo:padding-right="0.29cm" loext:decorative="false"/>
    </style:style>
    <style:style style:name="gr3" style:family="graphic" style:parent-style-name="standard">
      <style:graphic-properties draw:stroke="solid" draw:stroke-dash="Long_20_Dash_20_Dot_20_3" svg:stroke-width="0cm" svg:stroke-color="#ffbf00" draw:marker-start="" draw:marker-start-width="0.08cm" draw:marker-end="" draw:marker-end-width="0.08cm" draw:stroke-linejoin="round" svg:stroke-linecap="butt" draw:fill="gradient" draw:fill-color="#ffbf00" draw:fill-gradient-name="Gradient_20_28" draw:opacity="50%" draw:textarea-horizontal-align="center" draw:textarea-vertical-align="middle" fo:padding-top="0.125cm" fo:padding-bottom="0.125cm" fo:padding-left="0.25cm" fo:padding-right="0.25cm" loext:decorative="false"/>
    </style:style>
    <style:style style:name="gr4" style:family="graphic" style:parent-style-name="standard">
      <style:graphic-properties draw:stroke="solid" draw:stroke-dash="Long_20_Dash_20_Dot_20_3" svg:stroke-width="0cm" svg:stroke-color="#ffbf00" draw:marker-start="" draw:marker-start-width="0.08cm" draw:marker-end="" draw:marker-end-width="0.08cm" draw:stroke-linejoin="round" svg:stroke-linecap="butt" draw:fill="gradient" draw:fill-color="#ffbf00" draw:fill-gradient-name="Gradient_20_13" draw:textarea-horizontal-align="center" draw:textarea-vertical-align="middle" fo:padding-top="0.125cm" fo:padding-bottom="0.125cm" fo:padding-left="0.25cm" fo:padding-right="0.25cm" loext:decorative="false"/>
    </style:style>
    <style:style style:name="gr5" style:family="graphic" style:parent-style-name="standard">
      <style:graphic-properties draw:stroke="none" draw:stroke-dash="Long_20_Dash_20_Dot_20_3" svg:stroke-width="0cm" svg:stroke-color="#55308d" draw:marker-start="" draw:marker-start-width="0.08cm" draw:marker-end="" draw:marker-end-width="0.08cm" draw:stroke-linejoin="round" svg:stroke-linecap="butt" draw:fill="gradient" draw:fill-color="#729fcf" draw:fill-gradient-name="Gradient_20_39" draw:opacity="50%" draw:textarea-horizontal-align="center" draw:textarea-vertical-align="middle" fo:padding-top="0.125cm" fo:padding-bottom="0.125cm" fo:padding-left="0.25cm" fo:padding-right="0.25cm" draw:shadow="visible" draw:shadow-offset-x="0cm" draw:shadow-offset-y="0.212cm" draw:shadow-color="#666666" draw:shadow-opacity="48%" loext:shadow-blur="0.176cm" loext:decorative="false"/>
    </style:style>
    <style:style style:name="gr6" style:family="graphic" style:parent-style-name="objectwithoutfill">
      <style:graphic-properties draw:stroke="dash" draw:stroke-dash="Dot" svg:stroke-width="0.028cm" svg:stroke-color="#666666" draw:marker-start="" draw:marker-start-width="0.242cm" draw:marker-end="" draw:marker-end-width="0.242cm" svg:stroke-linecap="butt" draw:fill="none" draw:textarea-vertical-align="middle" fo:padding-top="0.139cm" fo:padding-bottom="0.139cm" fo:padding-left="0.264cm" fo:padding-right="0.264cm" loext:decorative="false"/>
    </style:style>
    <style:style style:name="gr7" style:family="graphic" style:parent-style-name="standard">
      <style:graphic-properties draw:stroke="solid" draw:stroke-dash="Long_20_Dash_20_Dot_20_3" svg:stroke-width="0.08cm" svg:stroke-color="#ffbf00" draw:marker-start="" draw:marker-end="" draw:stroke-linejoin="round" svg:stroke-linecap="butt" draw:textarea-horizontal-align="center" draw:textarea-vertical-align="middle" fo:padding-top="0.165cm" fo:padding-bottom="0.165cm" fo:padding-left="0.29cm" fo:padding-right="0.29cm" loext:decorative="false"/>
    </style:style>
    <style:style style:name="gr8" style:family="graphic" style:parent-style-name="standard">
      <style:graphic-properties draw:stroke="none" draw:stroke-dash="Long_20_Dash_20_Dot_20_3" svg:stroke-width="0cm" svg:stroke-color="#55308d" draw:marker-start="" draw:marker-start-width="0.08cm" draw:marker-end="" draw:marker-end-width="0.08cm" draw:stroke-linejoin="round" svg:stroke-linecap="butt" draw:fill="gradient" draw:fill-color="#ffbf00" draw:fill-gradient-name="Gradient_20_45" draw:opacity="61%" draw:textarea-horizontal-align="center" draw:textarea-vertical-align="middle" fo:padding-top="0.125cm" fo:padding-bottom="0.125cm" fo:padding-left="0.25cm" fo:padding-right="0.25cm" draw:shadow="hidden" draw:shadow-offset-x="0cm" draw:shadow-offset-y="0.212cm" draw:shadow-color="#666666" draw:shadow-opacity="48%" loext:shadow-blur="0.176cm" loext:decorative="false"/>
    </style:style>
    <style:style style:name="gr9" style:family="graphic" style:parent-style-name="standard">
      <style:graphic-properties draw:stroke="none" draw:stroke-dash="Long_20_Dash_20_Dot_20_3" svg:stroke-width="0.08cm" svg:stroke-color="#55308d" draw:marker-start="" draw:marker-end="" draw:stroke-linejoin="round" svg:stroke-linecap="butt" draw:fill="gradient" draw:fill-color="#729fcf" draw:fill-gradient-name="Gradient_20_54" draw:opacity="42%" draw:textarea-horizontal-align="center" draw:textarea-vertical-align="middle" fo:padding-top="0.165cm" fo:padding-bottom="0.165cm" fo:padding-left="0.29cm" fo:padding-right="0.29cm" loext:decorative="false"/>
    </style:style>
    <style:style style:name="gr10" style:family="graphic" style:parent-style-name="standard">
      <style:graphic-properties draw:stroke="none" draw:stroke-dash="Long_20_Dash_20_Dot_20_3" svg:stroke-width="0.08cm" svg:stroke-color="#55308d" draw:marker-start="" draw:marker-end="" draw:stroke-linejoin="round" svg:stroke-linecap="butt" draw:fill="gradient" draw:fill-color="#2a6099" draw:fill-gradient-name="Gradient_20_51" draw:textarea-horizontal-align="center" draw:textarea-vertical-align="middle" fo:padding-top="0.165cm" fo:padding-bottom="0.165cm" fo:padding-left="0.29cm" fo:padding-right="0.29cm" loext:decorative="false"/>
    </style:style>
    <style:style style:name="gr11" style:family="graphic" style:parent-style-name="standard">
      <style:graphic-properties draw:stroke="none" draw:stroke-dash="Long_20_Dash_20_Dot_20_3" svg:stroke-width="0.08cm" svg:stroke-color="#55308d" draw:marker-start="" draw:marker-end="" draw:stroke-linejoin="round" svg:stroke-linecap="butt" draw:fill="gradient" draw:fill-gradient-name="Gradient_20_51" draw:textarea-horizontal-align="center" draw:textarea-vertical-align="middle" fo:padding-top="0.165cm" fo:padding-bottom="0.165cm" fo:padding-left="0.29cm" fo:padding-right="0.29cm" loext:decorative="false"/>
    </style:style>
    <style:style style:name="gr12" style:family="graphic" style:parent-style-name="standard">
      <style:graphic-properties draw:marker-start="" draw:marker-end="" draw:textarea-horizontal-align="justify" draw:textarea-vertical-align="middle" draw:auto-grow-height="false" fo:min-height="0.863cm" fo:min-width="4.594cm" loext:decorative="false"/>
    </style:style>
    <style:style style:name="gr13" style:family="graphic" style:parent-style-name="standard">
      <style:graphic-properties draw:stroke="dash" draw:stroke-dash="Dot" svg:stroke-width="0.028cm" draw:marker-start="" draw:marker-start-width="0.041cm" draw:marker-end="" draw:marker-end-width="0.041cm" svg:stroke-linecap="butt" draw:textarea-vertical-align="middle" fo:padding-top="0.038cm" fo:padding-bottom="0.038cm" fo:padding-left="0.163cm" fo:padding-right="0.163cm" loext:decorative="false"/>
    </style:style>
    <style:style style:name="gr14" style:family="graphic" style:parent-style-name="standard">
      <style:graphic-properties draw:marker-start="" draw:marker-start-width="0.3cm" draw:marker-end="" draw:marker-end-width="0.3cm" draw:textarea-vertical-align="middle" loext:decorative="false"/>
    </style:style>
    <style:style style:name="gr15" style:family="graphic" style:parent-style-name="objectwithoutfill">
      <style:graphic-properties draw:stroke="solid" draw:stroke-dash="Double_20_Dash_20__28_Rounded_29_" svg:stroke-linecap="round" draw:fill="none" draw:textarea-vertical-align="middle" loext:decorative="false"/>
    </style:style>
    <style:style style:name="P1" style:family="paragraph">
      <style:paragraph-properties fo:text-align="center"/>
    </style:style>
    <style:style style:name="P2" style:family="paragraph">
      <loext:graphic-properties draw:fill="gradient" draw:fill-color="#ffbf00" draw:fill-gradient-name="Gradient_20_13"/>
      <style:paragraph-properties fo:text-align="center"/>
    </style:style>
    <style:style style:name="P3" style:family="paragraph">
      <loext:graphic-properties draw:fill="gradient" draw:fill-color="#ffbf00" draw:fill-gradient-name="Gradient_20_28" draw:opacity="50%"/>
      <style:paragraph-properties fo:text-align="center"/>
    </style:style>
    <style:style style:name="P4" style:family="paragraph">
      <loext:graphic-properties draw:fill="gradient" draw:fill-color="#729fcf" draw:fill-gradient-name="Gradient_20_39" draw:opacity="50%"/>
      <style:paragraph-properties fo:text-align="center"/>
    </style:style>
    <style:style style:name="P5" style:family="paragraph">
      <loext:graphic-properties draw:fill="none"/>
      <style:paragraph-properties fo:text-align="center"/>
    </style:style>
    <style:style style:name="P6" style:family="paragraph">
      <loext:graphic-properties draw:fill="gradient" draw:fill-color="#ffbf00" draw:fill-gradient-name="Gradient_20_45" draw:opacity="61%"/>
      <style:paragraph-properties fo:text-align="center"/>
    </style:style>
    <style:style style:name="P7" style:family="paragraph">
      <loext:graphic-properties draw:fill="gradient" draw:fill-color="#729fcf" draw:fill-gradient-name="Gradient_20_54" draw:opacity="42%"/>
      <style:paragraph-properties fo:text-align="center"/>
    </style:style>
    <style:style style:name="P8" style:family="paragraph">
      <loext:graphic-properties draw:fill="gradient" draw:fill-color="#2a6099" draw:fill-gradient-name="Gradient_20_51"/>
      <style:paragraph-properties fo:text-align="center"/>
    </style:style>
    <style:style style:name="P9" style:family="paragraph">
      <loext:graphic-properties draw:fill="gradient" draw:fill-gradient-name="Gradient_20_51"/>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Výchozí">
        <draw:path draw:style-name="gr1" draw:text-style-name="P1" draw:layer="layout" svg:width="2.524cm" svg:height="1.582cm" svg:x="5.436cm" svg:y="16.583cm" svg:viewBox="0 0 2525 1583" svg:d="M0 1583c141-19 292-25 422-56 159-39 294-98 420-158 159-76 290-165 420-253 153-104 289-214 420-325 150-127 282-258 420-388 143-134 283-268 423-403">
          <text:p/>
        </draw:path>
        <draw:path draw:style-name="gr1" draw:text-style-name="P1" draw:layer="layout" svg:width="2.522cm" svg:height="1.589cm" svg:x="13.005cm" svg:y="16.575cm" svg:viewBox="0 0 2523 1590" svg:d="M0 0c141 137 277 275 420 411 137 130 270 261 420 388 131 110 267 220 420 324 130 89 261 177 421 253 126 60 261 120 420 159 130 31 281 37 422 55">
          <text:p/>
        </draw:path>
        <draw:path draw:style-name="gr2" draw:text-style-name="P2" draw:layer="layout" svg:width="5.044cm" svg:height="1.582cm" svg:x="7.961cm" svg:y="15cm" svg:viewBox="0 0 5045 1583" svg:d="M0 1583c142-137 275-276 420-412 136-128 273-255 420-380 133-112 266-226 420-332 128-88 260-177 420-253 126-60 259-122 420-159 130-30 278-47 423-47 144 0 290 18 420 47 160 38 293 99 420 159 159 76 291 165 420 253 154 106 286 220 420 332 147 125 283 253 420 380 143 134 282 269 422 404h-1">
          <text:p/>
        </draw:path>
        <draw:path draw:style-name="gr3" draw:text-style-name="P3" draw:layer="layout" svg:width="5.044cm" svg:height="1.582cm" svg:x="0.814cm" svg:y="25.295cm" svg:viewBox="0 0 5045 1583" svg:d="M0 1583c142-137 275-276 420-412 136-128 273-255 420-380 133-112 266-226 420-332 128-88 260-177 420-253 126-60 259-122 420-159 130-30 278-47 423-47 144 0 290 18 420 47 160 38 293 99 420 159 159 76 291 165 420 253 154 106 286 220 420 332 147 125 283 253 420 380 143 134 282 269 422 404h-1z">
          <text:p/>
        </draw:path>
        <draw:line draw:style-name="gr4" draw:text-style-name="P2" draw:layer="layout" svg:x1="6.044cm" svg:y1="27.534cm" svg:x2="1cm" svg:y2="27.542cm">
          <text:p/>
        </draw:line>
        <draw:path draw:style-name="gr5" draw:text-style-name="P4" draw:layer="layout" svg:width="10.091cm" svg:height="3.164cm" svg:x="5.436cm" svg:y="15cm" svg:viewBox="0 0 10092 3165" svg:d="M10092 3165c-141-19-292-24-422-56-159-38-294-98-420-158-160-76-291-165-421-253-153-104-289-214-420-324-150-127-283-258-420-388-143-136-278-274-420-411-139-135-278-270-422-404-137-127-272-255-420-380-133-112-265-226-420-332-128-88-260-177-420-253-126-60-259-121-420-159-129-29-276-47-419-47-145 0-293 17-423 47-161 37-294 99-420 159-160 76-292 165-420 253-155 106-287 220-420 332-148 125-285 252-420 380-145 136-279 275-420 412-140 134-280 269-423 403-138 130-270 261-420 388-131 110-267 220-420 324-130 88-261 177-420 253-126 60-261 120-420 158-130 32-281 37-422 56z">
          <text:p/>
        </draw:path>
        <draw:line draw:style-name="gr6" draw:text-style-name="P5" draw:layer="layout" svg:x1="5.436cm" svg:y1="16.587cm" svg:x2="15.55cm" svg:y2="16.571cm">
          <text:p/>
        </draw:line>
        <draw:path draw:style-name="gr1" draw:text-style-name="P1" draw:layer="layout" svg:width="2.209cm" svg:height="1.281cm" svg:x="13.519cm" svg:y="20.731cm" svg:viewBox="0 0 2210 1282" svg:d="M2210 1282c-141-18-292-24-422-55-159-39-294-99-420-159-160-76-291-164-421-253-153-104-289-214-420-324-150-127-283-258-420-388-45-47-61-58-107-103">
          <text:p/>
        </draw:path>
        <draw:path draw:style-name="gr7" draw:text-style-name="P1" draw:layer="layout" svg:width="5.671cm" svg:height="1.884cm" svg:x="7.847cm" svg:y="18.848cm" svg:viewBox="0 0 5672 1885" svg:d="M5672 1883c-94-92-216-219-313-308h1c-140-135-279-270-422-404-137-127-273-255-420-380-134-112-266-226-420-332-129-88-261-177-420-253-127-60-260-121-420-159-130-29-276-47-420-47-145 0-293 17-423 47-161 37-294 99-420 159-160 76-292 165-420 253-154 106-287 220-420 332-147 125-284 252-420 380-145 136-278 275-420 412-94 88-218 210-315 302">
          <text:p/>
        </draw:path>
        <draw:path draw:style-name="gr1" draw:text-style-name="P1" draw:layer="layout" svg:width="2.209cm" svg:height="1.28cm" svg:x="5.637cm" svg:y="20.733cm" svg:viewBox="0 0 2210 1281" svg:d="M2210 0c-44 42-61 55-108 101-138 130-270 261-420 388-131 111-267 221-420 325-130 88-261 177-420 253-126 60-261 119-420 158-130 31-281 37-422 56">
          <text:p/>
        </draw:path>
        <draw:path draw:style-name="gr8" draw:text-style-name="P6" draw:layer="layout" svg:width="10.091cm" svg:height="3.164cm" svg:x="-1.864cm" svg:y="22.102cm" svg:viewBox="0 0 10092 3165" svg:d="M10092 3165c-141-19-292-24-422-56-159-38-294-98-420-158-160-76-291-165-421-253-153-104-289-214-420-324-150-127-283-258-420-388-143-136-278-274-420-411-139-135-278-270-422-404-137-127-272-255-420-380-133-112-265-226-420-332-128-88-260-177-420-253-126-60-259-121-420-159-129-29-276-47-419-47-145 0-293 17-423 47-161 37-294 99-420 159-160 76-292 165-420 253-155 106-287 220-420 332-148 125-285 252-420 380-145 136-279 275-420 412-140 134-280 269-423 403-138 130-270 261-420 388-131 110-267 220-420 324-130 88-261 177-420 253-126 60-261 120-420 158-130 32-281 37-422 56z">
          <text:p/>
        </draw:path>
        <draw:line draw:style-name="gr6" draw:text-style-name="P5" draw:layer="layout" svg:x1="5.637cm" svg:y1="20.735cm" svg:x2="15.751cm" svg:y2="20.719cm">
          <text:p/>
        </draw:line>
        <draw:path draw:style-name="gr9" draw:text-style-name="P7" draw:layer="layout" svg:width="5.671cm" svg:height="1.884cm" svg:x="7.847cm" svg:y="18.848cm" svg:viewBox="0 0 5672 1885" svg:d="M5672 1883c-94-92-216-219-313-308h1c-140-135-279-270-422-404-137-127-273-255-420-380-134-112-266-226-420-332-129-88-261-177-420-253-127-60-260-121-420-159-130-29-276-47-420-47-145 0-293 17-423 47-161 37-294 99-420 159-160 76-292 165-420 253-154 106-287 220-420 332-147 125-284 252-420 380-145 136-278 275-420 412-94 88-218 210-315 302z">
          <text:p/>
        </draw:path>
        <draw:path draw:style-name="gr1" draw:text-style-name="P1" draw:layer="layout" svg:width="2.209cm" svg:height="1.281cm" svg:x="17.818cm" svg:y="25.63cm" svg:viewBox="0 0 2210 1282" svg:d="M2210 1282c-141-18-292-24-422-55-159-39-294-99-420-159-160-76-291-164-421-253-153-104-289-214-420-324-150-127-283-258-420-388-45-47-61-58-107-103">
          <text:p/>
        </draw:path>
        <draw:path draw:style-name="gr7" draw:text-style-name="P1" draw:layer="layout" svg:width="5.671cm" svg:height="1.884cm" svg:x="12.146cm" svg:y="23.747cm" svg:viewBox="0 0 5672 1885" svg:d="M5672 1883c-94-92-216-219-313-308h1c-140-135-279-270-422-404-137-127-273-255-420-380-134-112-266-226-420-332-129-88-261-177-420-253-127-60-260-121-420-159-130-29-276-47-420-47-145 0-293 17-423 47-161 37-294 99-420 159-160 76-292 165-420 253-154 106-287 220-420 332-147 125-284 252-420 380-145 136-278 275-420 412-94 88-218 210-315 302">
          <text:p/>
        </draw:path>
        <draw:path draw:style-name="gr10" draw:text-style-name="P8" draw:layer="layout" svg:width="2.209cm" svg:height="1.28cm" svg:x="5.637cm" svg:y="20.733cm" svg:viewBox="0 0 2210 1281" svg:d="M2210 0c-44 42-61 55-108 101-138 130-270 261-420 388-131 111-267 221-420 325-130 88-261 177-420 253-126 60-261 119-420 158-130 31-281 37-422 56v-1281h4z">
          <text:p/>
        </draw:path>
        <draw:path draw:style-name="gr11" draw:text-style-name="P9" draw:layer="layout" svg:width="2.209cm" svg:height="1.28cm" svg:x="13.541cm" svg:y="20.732cm" svg:viewBox="0 0 2210 1281" svg:d="M0 0c44 42 61 55 108 101 138 130 270 261 420 388 131 111 267 221 420 325 130 88 261 177 420 253 126 60 261 119 420 158 130 31 281 37 422 56v-1281h-4z">
          <text:p/>
        </draw:path>
        <draw:custom-shape draw:style-name="gr12" draw:text-style-name="P1" draw:layer="layout" svg:width="5.093cm" svg:height="1.112cm" svg:x="4.432cm" svg:y="13.66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13" draw:text-style-name="P1" draw:layer="layout" svg:x1="12.33cm" svg:y1="12.686cm" svg:x2="17.529cm" svg:y2="12.686cm">
          <text:p/>
        </draw:line>
        <draw:line draw:style-name="gr14" draw:text-style-name="P1" draw:layer="layout" svg:x1="12.138cm" svg:y1="11.544cm" svg:x2="18.117cm" svg:y2="11.524cm">
          <text:p/>
        </draw:line>
        <draw:line draw:style-name="gr15" draw:text-style-name="P5" draw:layer="layout" svg:x1="7.839cm" svg:y1="21.726cm" svg:x2="13.682cm" svg:y2="21.726cm">
          <text:p/>
        </draw:lin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13" draw:display-name="Gradient 13" draw:style="linear" draw:start-color="#2a6099" draw:end-color="#ff8000" draw:start-intensity="100%" draw:end-intensity="100%" draw:angle="180deg" draw:border="0%">
      <loext:gradient-stop svg:offset="0" loext:color-type="rgb" loext:color-value="#2a6099"/>
      <loext:gradient-stop svg:offset="1" loext:color-type="rgb" loext:color-value="#ff8000"/>
    </draw:gradient>
    <draw:gradient draw:name="Gradient_20_28" draw:display-name="Gradient 28" draw:style="radial" draw:cx="50%" draw:cy="50%" draw:start-color="#ffbf00" draw:end-color="#ffff00" draw:start-intensity="100%" draw:end-intensity="100%" draw:border="0%">
      <loext:gradient-stop svg:offset="0" loext:color-type="rgb" loext:color-value="#ffbf00"/>
      <loext:gradient-stop svg:offset="1" loext:color-type="rgb" loext:color-value="#ffff00"/>
    </draw:gradient>
    <draw:gradient draw:name="Gradient_20_39" draw:display-name="Gradient 39" draw:style="linear" draw:start-color="#55308d" draw:end-color="#ffbf00" draw:start-intensity="100%" draw:end-intensity="100%" draw:angle="30deg" draw:border="0%">
      <loext:gradient-stop svg:offset="0" loext:color-type="rgb" loext:color-value="#55308d"/>
      <loext:gradient-stop svg:offset="1" loext:color-type="rgb" loext:color-value="#ffbf00"/>
    </draw:gradient>
    <draw:gradient draw:name="Gradient_20_45" draw:display-name="Gradient 45" draw:style="linear" draw:start-color="#ffd428" draw:end-color="#383d3c" draw:start-intensity="100%" draw:end-intensity="100%" draw:angle="0deg" draw:border="0%">
      <loext:gradient-stop svg:offset="0" loext:color-type="rgb" loext:color-value="#ffd428"/>
      <loext:gradient-stop svg:offset="1" loext:color-type="rgb" loext:color-value="#383d3c"/>
    </draw:gradient>
    <draw:gradient draw:name="Gradient_20_51" draw:display-name="Gradient 51" draw:style="linear" draw:start-color="#2a6099" draw:end-color="#729fcf" draw:start-intensity="100%" draw:end-intensity="100%" draw:angle="30deg" draw:border="0%">
      <loext:gradient-stop svg:offset="0" loext:color-type="rgb" loext:color-value="#2a6099"/>
      <loext:gradient-stop svg:offset="1" loext:color-type="rgb" loext:color-value="#729fcf"/>
    </draw:gradient>
    <draw:gradient draw:name="Gradient_20_54" draw:display-name="Gradient 54" draw:style="linear" draw:start-color="#ffbf00" draw:end-color="#ffff00" draw:start-intensity="100%" draw:end-intensity="100%" draw:angle="30deg" draw:border="0%">
      <loext:gradient-stop svg:offset="0" loext:color-type="rgb" loext:color-value="#ffbf00"/>
      <loext:gradient-stop svg:offset="1" loext:color-type="rgb" loext:color-value="#ffff00"/>
    </draw:gradient>
    <draw:gradient draw:name="Modrá_20_výplň" draw:display-name="Modrá výplň"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S_20_výplní" draw:display-name="S výplní"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vary"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Zelená_20_výplň" draw:display-name="Zelená výplň"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Červená_20_výplň" draw:display-name="Červená výplň"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Žlutá_20_výplň" draw:display-name="Žlutá výplň"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marker draw:name="Styl_20_šipky_20_1" draw:display-name="Styl šipky 1" svg:viewBox="0 0 20 20" svg:d="M0 20l10-20 10 20z"/>
    <draw:marker draw:name="Styl_20_šipky_20_2" draw:display-name="Styl šipky 2" svg:viewBox="0 0 20 20" svg:d="M0 20l10-20 10 20z"/>
    <draw:marker draw:name="Styl_20_šipky_20_3" draw:display-name="Styl šipky 3" svg:viewBox="0 0 20 20" svg:d="M0 20l10-20 10 20z"/>
    <draw:marker draw:name="Styl_20_šipky_20_4" draw:display-name="Styl šipky 4" svg:viewBox="0 0 1131 1580" svg:d="M1013 1491l118 89-567-1580-564 1580 114-85 136-68 148-46 161-17 161 13 153 46z"/>
    <draw:marker draw:name="Styl_20_šipky_20_5" draw:display-name="Styl šipky 5" svg:viewBox="0 0 20 20" svg:d="M0 20l10-20 10 20z"/>
    <draw:marker draw:name="Styl_20_šipky_20_6" draw:display-name="Styl šipky 6" svg:viewBox="0 0 20 20" svg:d="M0 20l10-20 10 20z"/>
    <draw:marker draw:name="Styl_20_šipky_20_7" draw:display-name="Styl šipky 7" svg:viewBox="0 0 20 20" svg:d="M0 20l10-20 10 20z"/>
    <draw:marker draw:name="Styl_20_šipky_20_8" draw:display-name="Styl šipky 8" svg:viewBox="0 0 20 20" svg:d="M0 20l10-20 10 20z"/>
    <draw:marker draw:name="Styl_20_šipky_20_9" draw:display-name="Styl šipky 9" svg:viewBox="0 0 20 20" svg:d="M0 20l10-20 10 20z"/>
    <draw:stroke-dash draw:name="Dash" draw:style="rect" draw:dots1="1" draw:dots1-length="197%" draw:distance="120%"/>
    <draw:stroke-dash draw:name="Dash_20__28_Rounded_29_" draw:display-name="Dash (Rounded)" draw:style="round" draw:dots1="1" draw:dots1-length="201%" draw:distance="199%"/>
    <draw:stroke-dash draw:name="Dot" draw:style="rect" draw:dots1="1" draw:dots1-length="100%" draw:distance="100%"/>
    <draw:stroke-dash draw:name="Dot_20__28_Rounded_29_" draw:display-name="Dot (Rounded)" draw:style="round" draw:dots1="1" draw:dots1-length="1%" draw:distance="199%"/>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Long_20_Dash" draw:display-name="Long Dash" draw:style="rect" draw:dots1="1" draw:dots1-length="400%" draw:distance="300%"/>
    <draw:stroke-dash draw:name="Long_20_Dash_20__28_Rounded_29_" draw:display-name="Long Dash (Rounded)" draw:style="round" draw:dots1="1" draw:dots1-length="301%" draw:distance="399%"/>
    <draw:stroke-dash draw:name="Long_20_Dash_20_Dot" draw:display-name="Long Dash Dot" draw:style="rect" draw:dots1="1" draw:dots1-length="400%" draw:dots2="1" draw:dots2-length="100%" draw:distance="300%"/>
    <draw:stroke-dash draw:name="Long_20_Dash_20_Dot_20_3" draw:display-name="Long Dash Dot 3" draw:style="rect" draw:dots1="1" draw:dots1-length="0.02cm" draw:dots2="1" draw:dots2-length="0.02cm" draw:distance="0.02cm"/>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cs" fo:country="CZ"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Long_20_Dash_20_Dot_20_3" svg:stroke-width="0.1cm" svg:stroke-color="#3465a4" draw:marker-start="Styl_20_šipky_20_7" draw:marker-start-width="0.75cm" draw:marker-start-center="false" draw:marker-end="Concave" draw:marker-end-width="0.75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marker-start="Styl_20_šipky_20_8" draw:marker-start-width="0.3cm" draw:marker-end="Styl_20_šipky_20_9" draw:marker-end-width="0.3cm" draw:fill="none"/>
    </style:style>
    <style:style style:name="Objekt_20_bez_20_výplně_20_a_20_obrysu" style:display-name="Objekt bez výplně a obrysu"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Tvary"/>
      <style:text-properties fo:font-size="14pt" fo:font-weight="bold"/>
    </style:style>
    <style:style style:name="Filled" style:family="graphic" style:parent-style-name="Shapes">
      <style:graphic-properties draw:fill="gradient" draw:fill-gradient-name="S_20_výplní"/>
    </style:style>
    <style:style style:name="Filled_20_Blue" style:display-name="Filled Blue" style:family="graphic" style:parent-style-name="Filled">
      <style:graphic-properties draw:fill-gradient-name="Modrá_20_výplň"/>
      <style:text-properties fo:color="#ffffff" loext:opacity="100%"/>
    </style:style>
    <style:style style:name="Filled_20_Green" style:display-name="Filled Green" style:family="graphic" style:parent-style-name="Filled">
      <style:graphic-properties draw:fill-gradient-name="Zelená_20_výplň"/>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Červená_20_výplň"/>
      <style:text-properties fo:color="#ffffff" loext:opacity="100%"/>
    </style:style>
    <style:style style:name="Filled_20_Yellow" style:display-name="Filled Yellow" style:family="graphic" style:parent-style-name="Filled">
      <style:graphic-properties draw:fill-gradient-name="Žlutá_20_výplň"/>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Výchozí"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2-12T18:48:56.929000000</meta:creation-date>
    <dc:date>2024-02-13T22:46:23.753000000</dc:date>
    <meta:editing-duration>PT6H51M37S</meta:editing-duration>
    <meta:editing-cycles>3</meta:editing-cycles>
    <meta:generator>LibreOffice/7.6.2.1$Windows_X86_64 LibreOffice_project/56f7684011345957bbf33a7ee678afaf4d2ba333</meta:generator>
    <meta:document-statistic meta:object-count="21"/>
  </office:meta>
</office:document-meta>
</file>